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7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2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3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24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9cm"/>
    </style:style>
    <style:style style:name="gr8" style:family="graphic" style:parent-style-name="standard">
      <style:graphic-properties draw:stroke="none" svg:stroke-color="#000000" draw:fill="none" draw:fill-color="#ffffff" fo:min-height="4.98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272cm" svg:height="0.963cm" svg:x="7.128cm" svg:y="2cm">
          <draw:text-box>
            <text:p>Nouvelle commande</text:p>
          </draw:text-box>
        </draw:frame>
        <draw:rect draw:style-name="gr2" draw:text-style-name="P2" draw:layer="layout" svg:width="7cm" svg:height="1.2cm" svg:x="11cm" svg:y="5.6cm">
          <text:p text:style-name="P2">666</text:p>
        </draw:rect>
        <draw:rect draw:style-name="gr2" draw:text-style-name="P3" draw:layer="layout" svg:width="7cm" svg:height="1.2cm" svg:x="11cm" svg:y="8.7cm">
          <text:p text:style-name="P3"><text:span text:style-name="T1">HAMZA</text:span></text:p>
        </draw:rect>
        <draw:rect draw:style-name="gr2" draw:text-style-name="P3" draw:layer="layout" svg:width="7cm" svg:height="1.2cm" svg:x="11cm" svg:y="7.1cm">
          <text:p text:style-name="P3"><text:span text:style-name="T1">REDA</text:span></text:p>
        </draw:rect>
        <draw:rect draw:style-name="gr2" draw:text-style-name="P4" draw:layer="layout" svg:width="7cm" svg:height="1.2cm" svg:x="11cm" svg:y="10.2cm">
          <text:p text:style-name="P4"><text:span text:style-name="T2">reda_hamza@cal.gouv.qc.ca.org.co.uk</text:span></text:p>
        </draw:rect>
        <draw:rect draw:style-name="gr2" draw:text-style-name="P2" draw:layer="layout" svg:width="7cm" svg:height="1.2cm" svg:x="11cm" svg:y="11.7cm">
          <text:p text:style-name="P2">H4L 5G2</text:p>
        </draw:rect>
        <draw:rect draw:style-name="gr2" draw:text-style-name="P2" draw:layer="layout" svg:width="7cm" svg:height="1.2cm" svg:x="11cm" svg:y="13.1cm">
          <text:p text:style-name="P2">Lasalle</text:p>
        </draw:rect>
        <draw:rect draw:style-name="gr2" draw:text-style-name="P2" draw:layer="layout" svg:width="7cm" svg:height="1.2cm" svg:x="11cm" svg:y="14.5cm">
          <text:p text:style-name="P2">(555) 555-5555</text:p>
        </draw:rect>
        <draw:frame draw:style-name="gr3" draw:text-style-name="P1" draw:layer="layout" svg:width="2.826cm" svg:height="0.963cm" svg:x="7.674cm" svg:y="5.7cm">
          <draw:text-box>
            <text:p>Id Client</text:p>
          </draw:text-box>
        </draw:frame>
        <draw:frame draw:style-name="gr4" draw:text-style-name="P1" draw:layer="layout" svg:width="1.84cm" svg:height="0.963cm" svg:x="8.4cm" svg:y="8.837cm">
          <draw:text-box>
            <text:p>Nom</text:p>
          </draw:text-box>
        </draw:frame>
        <draw:frame draw:style-name="gr5" draw:text-style-name="P1" draw:layer="layout" svg:width="2.72cm" svg:height="1.163cm" svg:x="7.7cm" svg:y="7.2cm">
          <draw:text-box>
            <text:p>Prénom</text:p>
          </draw:text-box>
        </draw:frame>
        <draw:frame draw:style-name="gr6" draw:text-style-name="P1" draw:layer="layout" svg:width="8.744cm" svg:height="0.963cm" svg:x="5.556cm" svg:y="3.4cm">
          <draw:text-box>
            <text:p>Informations relative au client</text:p>
          </draw:text-box>
        </draw:frame>
        <draw:frame draw:style-name="gr3" draw:text-style-name="P1" draw:layer="layout" svg:width="2.826cm" svg:height="0.963cm" svg:x="7.7cm" svg:y="10.3cm">
          <draw:text-box>
            <text:p>Adresse</text:p>
          </draw:text-box>
        </draw:frame>
        <draw:frame draw:style-name="gr7" draw:text-style-name="P1" draw:layer="layout" svg:width="6.59cm" svg:height="0.963cm" svg:x="4.041cm" svg:y="14.562cm">
          <draw:text-box>
            <text:p>Numéro de téléphone</text:p>
          </draw:text-box>
        </draw:frame>
        <draw:rect draw:style-name="gr2" draw:text-style-name="P2" draw:layer="layout" svg:width="9cm" svg:height="1.6cm" svg:x="10.9cm" svg:y="24.8cm">
          <text:p text:style-name="P2">Passer la commande</text:p>
        </draw:rect>
        <draw:rect draw:style-name="gr2" draw:text-style-name="P2" draw:layer="layout" svg:width="9cm" svg:height="1.6cm" svg:x="1.6cm" svg:y="24.8cm">
          <text:p text:style-name="P2">Annuler la commande</text:p>
        </draw:rect>
        <draw:frame draw:style-name="gr8" draw:text-style-name="P1" draw:layer="layout" svg:width="0.001cm" svg:height="5.235cm" svg:x="6.7cm" svg:y="11.8cm">
          <draw:text-box>
            <text:p><text:s text:c="7"/></text:p>
          </draw:text-box>
        </draw:frame>
        <draw:frame draw:style-name="gr9" draw:text-style-name="P1" draw:layer="layout" svg:width="3.88cm" svg:height="0.963cm" svg:x="6.62cm" svg:y="11.737cm">
          <draw:text-box>
            <text:p>Code postal</text:p>
          </draw:text-box>
        </draw:frame>
        <draw:frame draw:style-name="gr10" draw:text-style-name="P1" draw:layer="layout" svg:width="5.201cm" svg:height="0.963cm" svg:x="5.3cm" svg:y="13.137cm">
          <draw:text-box>
            <text:p>Ville/Municipalité</text:p>
          </draw:text-box>
        </draw:frame>
        <draw:frame draw:style-name="gr11" draw:text-style-name="P1" draw:layer="layout" svg:width="6.983cm" svg:height="0.963cm" svg:x="7.3cm" svg:y="18.737cm">
          <draw:text-box>
            <text:p>Liste des médicaments</text:p>
          </draw:text-box>
        </draw:frame>
        <draw:rect draw:style-name="gr2" draw:text-style-name="P2" draw:layer="layout" svg:width="7.2cm" svg:height="1.2cm" svg:x="3.6cm" svg:y="16.7cm">
          <text:p text:style-name="P2">Ajouter un médicament</text:p>
        </draw:rect>
        <draw:rect draw:style-name="gr2" draw:text-style-name="P2" draw:layer="layout" svg:width="7.2cm" svg:height="1.2cm" svg:x="11.2cm" svg:y="16.7cm">
          <text:p text:style-name="P2">Enlever un médicament</text:p>
        </draw:rect>
        <draw:rect draw:style-name="gr2" draw:text-style-name="P2" draw:layer="layout" svg:width="13.2cm" svg:height="1.3cm" svg:x="4.2cm" svg:y="19.8cm">
          <text:p text:style-name="P2">Viagra</text:p>
        </draw:rect>
        <draw:rect draw:style-name="gr2" draw:text-style-name="P2" draw:layer="layout" svg:width="13.2cm" svg:height="1.3cm" svg:x="4.2cm" svg:y="21.3cm">
          <text:p text:style-name="P2">Diazépam</text:p>
        </draw:rect>
        <draw:rect draw:style-name="gr2" draw:text-style-name="P2" draw:layer="layout" svg:width="13.2cm" svg:height="1.3cm" svg:x="4.2cm" svg:y="22.8cm">
          <text:p text:style-name="P2">Diacétylmorphin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A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Pigeon</meta:initial-creator>
    <meta:creation-date>2017-11-29T11:27:20.15</meta:creation-date>
    <meta:printed-by>Maxime Pigeon</meta:printed-by>
    <meta:print-date>2017-11-29T12:02:14.80</meta:print-date>
    <dc:date>2017-12-02T17:50:20.751000000</dc:date>
    <meta:editing-duration>PT11M19S</meta:editing-duration>
    <meta:editing-cycles>2</meta:editing-cycles>
    <meta:generator>LibreOffice/5.3.7.2$Windows_X86_64 LibreOffice_project/6b8ed514a9f8b44d37a1b96673cbbdd077e24059</meta:generator>
    <meta:document-statistic meta:object-count="25"/>
  </office:meta>
</office:document-meta>
</file>